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37EF0731E12906A5DEB.png" manifest:media-type="image/png"/>
  <manifest:file-entry manifest:full-path="Pictures/10000001000001A10000037E2DC834097036CDD0.png" manifest:media-type="image/png"/>
  <manifest:file-entry manifest:full-path="Pictures/10000001000001A10000037EC6646C01462CBC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language="es" fo:country="CO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language="es" fo:country="CO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language="es" fo:country="CO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language="es" fo:country="CO"/>
    </style:style>
    <style:style style:name="T1" style:family="text">
      <style:text-properties fo:font-size="20pt" fo:language="es" fo:country="CO" fo:font-weight="bold" style:font-size-asian="20pt" style:font-weight-asian="bold" style:font-size-complex="20pt" style:font-weight-complex="bold"/>
    </style:style>
    <style:style style:name="T2" style:family="text">
      <style:text-properties fo:font-size="14pt" fo:language="es" fo:country="CO" fo:font-weight="bold" style:font-size-asian="14pt" style:font-weight-asian="bold" style:font-size-complex="14pt" style:font-weight-complex="bold"/>
    </style:style>
    <style:style style:name="T3" style:family="text">
      <style:text-properties fo:language="es" fo:country="C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otos aplicativo de contacto</text:span></text:p>
      <text:p text:style-name="List_20_Paragraph"><text:span text:style-name="T2"/></text:p>
      <text:p text:style-name="List_20_Paragraph"><text:span text:style-name="T2"/></text:p>
      <text:p text:style-name="List_20_Paragraph"><draw:frame draw:style-name="fr1" draw:name="Image3" text:anchor-type="char" svg:width="11.033cm" svg:height="23.654cm" draw:z-index="1"><draw:image xlink:href="Pictures/10000001000001A10000037EC6646C01462CBCAD.png" xlink:type="simple" xlink:show="embed" xlink:actuate="onLoad" draw:mime-type="image/png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draw:frame draw:style-name="fr2" draw:name="Image1" text:anchor-type="char" svg:x="2.249cm" svg:y="-0.924cm" svg:width="11.033cm" svg:height="23.654cm" draw:z-index="0"><draw:image xlink:href="Pictures/10000001000001A10000037E2DC834097036CDD0.png" xlink:type="simple" xlink:show="embed" xlink:actuate="onLoad" draw:mime-type="image/png"/></draw:frame><text:soft-page-break/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oft-page-break/><text:span text:style-name="T2"/></text:p>
      <text:p text:style-name="List_20_Paragraph"><text:span text:style-name="T2"/></text:p>
      <text:p text:style-name="List_20_Paragraph"><draw:frame draw:style-name="fr1" draw:name="Image2" text:anchor-type="char" svg:width="11.033cm" svg:height="23.654cm" draw:z-index="2"><draw:image xlink:href="Pictures/10000001000001A10000037EF0731E12906A5DEB.png" xlink:type="simple" xlink:show="embed" xlink:actuate="onLoad" draw:mime-type="image/png"/></draw:frame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419" fo:language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419" fo:language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honatan Sebastian Soto Fernandez</meta:initial-creator>
    <meta:editing-cycles>2</meta:editing-cycles>
    <meta:creation-date>2022-09-29T21:08:00</meta:creation-date>
    <dc:date>2022-10-02T22:46:30.330779489</dc:date>
    <meta:editing-duration>PT11M39S</meta:editing-duration>
    <meta:generator>LibreOffice/7.3.5.2$Linux_X86_64 LibreOffice_project/30$Build-2</meta:generator>
    <meta:document-statistic meta:table-count="0" meta:image-count="3" meta:object-count="0" meta:page-count="3" meta:paragraph-count="1" meta:word-count="4" meta:character-count="28" meta:non-whitespace-character-count="25"/>
    <meta:user-defined meta:name="AppVersion">16.0000</meta:user-defined>
    <meta:template xlink:type="simple" xlink:actuate="onRequest" xlink:title="Normal" xlink:href=""/>
  </office:meta>
</office:document-meta>
</file>